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8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284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311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1.448cm"/>
    </style:style>
    <style:style style:name="co11" style:family="table-column">
      <style:table-column-properties fo:break-before="auto" style:column-width="1.147cm"/>
    </style:style>
    <style:style style:name="co12" style:family="table-column">
      <style:table-column-properties fo:break-before="auto" style:column-width="1.12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0.956cm"/>
    </style:style>
    <style:style style:name="co15" style:family="table-column">
      <style:table-column-properties fo:break-before="auto" style:column-width="0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Kanban5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 table:number-rows-repeated="6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>
            <text:p>Pout4</text:p>
          </table:table-cell>
          <table:table-cell office:value-type="string">
            <text:p>!=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out1</text:p>
          </table:table-cell>
          <table:table-cell office:value-type="string">
            <text:p>Pout2</text:p>
          </table:table-cell>
          <table:table-cell office:value-type="string">
            <text:p>Pout3</text:p>
          </table:table-cell>
          <table:table-cell office:value-type="string">
            <text:p>Pout4</text:p>
          </table:table-cell>
          <table:table-cell office:value-type="string">
            <text:p>Pback1</text:p>
          </table:table-cell>
          <table:table-cell office:value-type="string">
            <text:p>Pback2</text:p>
          </table:table-cell>
          <table:table-cell office:value-type="string">
            <text:p>Pback3</text:p>
          </table:table-cell>
          <table:table-cell office:value-type="string">
            <text:p>Pback4</text:p>
          </table:table-cell>
          <table:table-cell office:value-type="string">
            <text:p>Pm1</text:p>
          </table:table-cell>
          <table:table-cell office:value-type="string">
            <text:p>Pm2</text:p>
          </table:table-cell>
          <table:table-cell office:value-type="string">
            <text:p>Pm3</text:p>
          </table:table-cell>
          <table:table-cell office:value-type="string">
            <text:p>Pm4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</table:table-row>
        <table:table-row table:style-name="ro1">
          <table:table-cell/>
          <table:table-cell office:value-type="string">
            <text:p>Pout2</text:p>
          </table:table-cell>
          <table:table-cell office:value-type="string">
            <text:p>=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back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out3</text:p>
          </table:table-cell>
          <table:table-cell office:value-type="string">
            <text:p>==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back2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out1</text:p>
          </table:table-cell>
          <table:table-cell office:value-type="string">
            <text:p>==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back3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4</text:p>
          </table:table-cell>
          <table:table-cell office:value-type="string">
            <text:p>==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back4</text:p>
          </table:table-cell>
          <table:table-cell table:number-columns-repeated="7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1</text:p>
          </table:table-cell>
          <table:table-cell office:value-type="string">
            <text:p>==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edo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m3</text:p>
          </table:table-cell>
          <table:table-cell office:value-type="string">
            <text:p>==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edo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m4</text:p>
          </table:table-cell>
          <table:table-cell office:value-type="string">
            <text:p>==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edo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3</text:p>
          </table:table-cell>
          <table:table-cell office:value-type="string">
            <text:p>==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edo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m1</text:p>
          </table:table-cell>
          <table:table-cell office:value-type="string">
            <text:p>==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k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m2</text:p>
          </table:table-cell>
          <table:table-cell office:value-type="string">
            <text:p>=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k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2</text:p>
          </table:table-cell>
          <table:table-cell office:value-type="string">
            <text:p>==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ok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back1</text:p>
          </table:table-cell>
          <table:table-cell office:value-type="string">
            <text:p>=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k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back2</text:p>
          </table:table-cell>
          <table:table-cell office:value-type="string">
            <text:p>=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synch1_23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back3</text:p>
          </table:table-cell>
          <table:table-cell office:value-type="string">
            <text:p>=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synch4_23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back4</text:p>
          </table:table-cell>
          <table:table-cell office:value-type="string">
            <text:p>=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in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tout1</text:p>
          </table:table-cell>
          <table:table-cell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M0:</text:p>
          </table:table-cell>
          <table:table-cell table:number-columns-repeated="12" office:value-type="float" office:value="0">
            <text:p>0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M: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delta:</text:p>
          </table:table-cell>
          <table:table-cell table:formula="of:=[.G26]-[.G25]" office:value-type="float" office:value="2">
            <text:p>2</text:p>
          </table:table-cell>
          <table:table-cell table:formula="of:=[.H26]-[.H25]" office:value-type="float" office:value="1">
            <text:p>1</text:p>
          </table:table-cell>
          <table:table-cell table:formula="of:=[.I26]-[.I25]" office:value-type="float" office:value="2">
            <text:p>2</text:p>
          </table:table-cell>
          <table:table-cell office:value-type="string">
            <text:p>x</text:p>
          </table:table-cell>
          <table:table-cell table:formula="of:=[.K26]-[.K25]" office:value-type="float" office:value="1">
            <text:p>1</text:p>
          </table:table-cell>
          <table:table-cell table:formula="of:=[.L26]-[.L25]" office:value-type="float" office:value="1">
            <text:p>1</text:p>
          </table:table-cell>
          <table:table-cell table:formula="of:=[.M26]-[.M25]" office:value-type="float" office:value="1">
            <text:p>1</text:p>
          </table:table-cell>
          <table:table-cell table:formula="of:=[.N26]-[.N25]" office:value-type="float" office:value="1">
            <text:p>1</text:p>
          </table:table-cell>
          <table:table-cell table:formula="of:=[.O26]-[.O25]" office:value-type="float" office:value="0">
            <text:p>0</text:p>
          </table:table-cell>
          <table:table-cell table:formula="of:=[.P26]-[.P25]" office:value-type="float" office:value="1">
            <text:p>1</text:p>
          </table:table-cell>
          <table:table-cell table:formula="of:=[.Q26]-[.Q25]" office:value-type="float" office:value="0">
            <text:p>0</text:p>
          </table:table-cell>
          <table:table-cell table:formula="of:=[.R26]-[.R25]" office:value-type="float" office:value="0">
            <text:p>0</text:p>
          </table:table-cell>
          <table:table-cell table:formula="of:=[.S26]-[.S25]" office:value-type="float" office:value="-3">
            <text:p>-3</text:p>
          </table:table-cell>
          <table:table-cell table:formula="of:=[.T26]-[.T25]" office:value-type="float" office:value="-3">
            <text:p>-3</text:p>
          </table:table-cell>
          <table:table-cell table:formula="of:=[.U26]-[.U25]" office:value-type="float" office:value="-3">
            <text:p>-3</text:p>
          </table:table-cell>
          <table:table-cell table:formula="of:=[.V26]-[.V25]" office:value-type="float" office:value="-5">
            <text:p>-5</text:p>
          </table:table-cell>
        </table:table-row>
      </table:table>
      <table:table table:name="Mutex" table:style-name="ta1" table:print="false">
        <table:table-column table:style-name="co1" table:number-columns-repeated="7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ntry</text:p>
          </table:table-cell>
          <table:table-cell office:value-type="string">
            <text:p>Exit</text:p>
          </table:table-cell>
          <table:table-cell office:value-type="string">
            <text:p>M0</text:p>
          </table:table-cell>
          <table:table-cell office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>
            <text:p>CS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Lock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Queue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30-04-2011</text:date>, <text:time>11:26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Jensen</meta:initial-creator>
    <meta:creation-date>2011-04-29T10:28:28</meta:creation-date>
    <dc:date>2011-04-30T11:26:07</dc:date>
    <dc:creator>Jonas Jensen</dc:creator>
    <meta:editing-duration>PT18H25M12S</meta:editing-duration>
    <meta:editing-cycles>7</meta:editing-cycles>
    <meta:generator>OpenOffice.org/3.2$Linux OpenOffice.org_project/320m19$Build-9505</meta:generator>
    <meta:document-statistic meta:table-count="3" meta:cell-count="406" meta:object-count="0"/>
  </office:meta>
</office:document-meta>
</file>